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body { font-family: Arial, Helvetica, sans-serif;</text:p>
      <text:p text:style-name="Standard">background-color: #d9d5f1;</text:p>
      <text:p text:style-name="Standard">margin-left: 35%;</text:p>
      <text:p text:style-name="Standard">}</text:p>
      <text:p text:style-name="Standard">.contacts{</text:p>
      <text:p text:style-name="Standard">margin-top: 225px;</text:p>
      <text:p text:style-name="Standard">background-color: #80E1EE;</text:p>
      <text:p text:style-name="Standard">height: 150px;</text:p>
      <text:p text:style-name="Standard">width: 200px;</text:p>
      <text:p text:style-name="Standard"><text:s text:c="2"/>border: 1px double black;</text:p>
      <text:p text:style-name="Standard">}</text:p>
      <text:p text:style-name="Standard">.contacts1{</text:p>
      <text:p text:style-name="Standard"><text:s text:c="2"/>font-size: 20px;</text:p>
      <text:p text:style-name="Standard"><text:s text:c="2"/>margin-left: 50px;</text:p>
      <text:p text:style-name="Standard">}</text:p>
      <text:p text:style-name="Standard">.contacts2{</text:p>
      <text:p text:style-name="Standard"><text:s text:c="2"/>font-size: 14px;</text:p>
      <text:p text:style-name="Standard"><text:s text:c="2"/>margin-left: 10px;</text:p>
      <text:p text:style-name="Standard">}</text:p>
      <text:p text:style-name="Standard">.myself{</text:p>
      <text:p text:style-name="Standard"><text:s text:c="2"/>background-color: #ACE0A3 ;</text:p>
      <text:p text:style-name="Standard"><text:s text:c="2"/>width: 200px;</text:p>
      <text:p text:style-name="Standard"><text:s text:c="2"/>height: 370px;</text:p>
      <text:p text:style-name="Standard"><text:s text:c="2"/>margin-left: 225px;</text:p>
      <text:p text:style-name="Standard"><text:s text:c="2"/>margin-top: -350px;</text:p>
      <text:p text:style-name="Standard"><text:s text:c="2"/>border: 1px double black;</text:p>
      <text:p text:style-name="Standard">}</text:p>
      <text:p text:style-name="Standard">.myself1{</text:p>
      <text:p text:style-name="Standard"><text:s text:c="2"/>font-size: 20px;</text:p>
      <text:p text:style-name="Standard"><text:s text:c="2"/>margin-left: 60px;</text:p>
      <text:p text:style-name="Standard">}</text:p>
      <text:p text:style-name="Standard">.myself2{</text:p>
      <text:p text:style-name="Standard">font-size: 18px;</text:p>
      <text:p text:style-name="Standard">margin-left: 10px;</text:p>
      <text:p text:style-name="Standard">margin-right: 10px;</text:p>
      <text:p text:style-name="Standard">text-align: justify;</text:p>
      <text:p text:style-name="Standard">}</text:p>
      <text:p text:style-name="Standard">.steam{</text:p>
      <text:p text:style-name="Standard">margin-left:135px ;</text:p>
      <text:p text:style-name="Standard">margin-top: -35px;</text:p>
      <text:p text:style-name="Standard">height: 50px;</text:p>
      <text:p text:style-name="Standard">}</text:p>
      <text:p text:style-name="Standard">.language{</text:p>
      <text:p text:style-name="Standard"><text:s text:c="2"/>background-color: #A59BE4;</text:p>
      <text:p text:style-name="Standard"><text:s text:c="2"/>width: 200px;</text:p>
      <text:p text:style-name="Standard"><text:s text:c="2"/>height: 100px;</text:p>
      <text:p text:style-name="Standard"><text:s text:c="2"/>border: 1px double black;</text:p>
      <text:p text:style-name="Standard">}</text:p>
      <text:p text:style-name="Standard">.language1{</text:p>
      <text:p text:style-name="Standard"/>
      <text:p text:style-name="Standard">}</text:p>
      <text:p text:style-name="Standard">ul{</text:p>
      <text:p text:style-name="Standard"><text:soft-page-break/><text:s text:c="2"/>margin-left: -10px;</text:p>
      <text:p text:style-name="Standard">}</text:p>
      <text:p text:style-name="Standard">.interes{</text:p>
      <text:p text:style-name="Standard"><text:s text:c="4"/>background-color: #80E1EE;</text:p>
      <text:p text:style-name="Standard"><text:s text:c="4"/>margin-top: 15px;</text:p>
      <text:p text:style-name="Standard"><text:s text:c="2"/>width: 200px;</text:p>
      <text:p text:style-name="Standard"><text:s text:c="2"/>height: 120px;</text:p>
      <text:p text:style-name="Standard"><text:s text:c="2"/>border: 1px double black;</text:p>
      <text:p text:style-name="Standard">}</text:p>
      <text:p text:style-name="Standard">.interes1{</text:p>
      <text:p text:style-name="Standard"><text:s text:c="2"/>font-size: 10px;</text:p>
      <text:p text:style-name="Standard"><text:s text:c="2"/>text-align: justify</text:p>
      <text:p text:style-name="Standard">}</text:p>
      <text:p text:style-name="Standard">.prof{</text:p>
      <text:p text:style-name="Standard"><text:s text:c="2"/>background-color: #CEB3E2;</text:p>
      <text:p text:style-name="Standard"><text:s text:c="4"/>margin-top: 15px;</text:p>
      <text:p text:style-name="Standard"><text:s text:c="2"/>width: 200px;</text:p>
      <text:p text:style-name="Standard"><text:s text:c="2"/>height: 110px;</text:p>
      <text:p text:style-name="Standard"><text:s text:c="2"/>border: 1px double black;</text:p>
      <text:p text:style-name="Standard">}</text:p>
      <text:p text:style-name="Standard">.center{</text:p>
      <text:p text:style-name="Standard"><text:s text:c="2"/>margin-left: 10px;</text:p>
      <text:p text:style-name="Standard">}</text:p>
      <text:p text:style-name="Standard">.spisok{</text:p>
      <text:p text:style-name="Standard"><text:s text:c="2"/>font-size: 12px;</text:p>
      <text:p text:style-name="Standard">}</text:p>
      <text:p text:style-name="Standard">.hobby{</text:p>
      <text:p text:style-name="Standard"><text:s text:c="4"/>background-color: #E2EF91;</text:p>
      <text:p text:style-name="Standard"><text:s text:c="4"/>margin-top: 15px;</text:p>
      <text:p text:style-name="Standard"><text:s text:c="2"/>width: 200px;</text:p>
      <text:p text:style-name="Standard"><text:s text:c="2"/>height: 110px;</text:p>
      <text:p text:style-name="Standard"><text:s text:c="2"/>border: 1px double black;</text:p>
      <text:p text:style-name="Standard">}</text:p>
      <text:p text:style-name="Standard">.hobby1{</text:p>
      <text:p text:style-name="Standard"><text:s text:c="2"/>margin:10px;</text:p>
      <text:p text:style-name="Standard"><text:s text:c="2"/>font-size: 18px;</text:p>
      <text:p text:style-name="Standard">}</text:p>
      <text:p text:style-name="Standard">.edu{</text:p>
      <text:p text:style-name="Standard"><text:s text:c="2"/>background-color: #FABCF0;</text:p>
      <text:p text:style-name="Standard"><text:s text:c="4"/>margin-top: -475px;</text:p>
      <text:p text:style-name="Standard"><text:s text:c="2"/>width: 200px;</text:p>
      <text:p text:style-name="Standard"><text:s text:c="2"/>height: 130px;</text:p>
      <text:p text:style-name="Standard"><text:s text:c="2"/>border: 1px double black;</text:p>
      <text:p text:style-name="Standard"><text:s text:c="2"/>margin-left:225px ;</text:p>
      <text:p text:style-name="Standard">}</text:p>
      <text:p text:style-name="Standard">.edu1{</text:p>
      <text:p text:style-name="Standard"><text:s text:c="2"/>font-size:20px;</text:p>
      <text:p text:style-name="Standard"><text:s text:c="2"/>margin-left:30px;</text:p>
      <text:p text:style-name="Standard">}</text:p>
      <text:p text:style-name="Standard">.skill{</text:p>
      <text:p text:style-name="Standard"><text:s text:c="4"/>background-color: #F2C2C2;</text:p>
      <text:p text:style-name="Standard"><text:s text:c="4"/>margin-top: 15px;</text:p>
      <text:p text:style-name="Standard"><text:soft-page-break/><text:s text:c="2"/>width: 200px;</text:p>
      <text:p text:style-name="Standard"><text:s text:c="2"/>height: 170px;</text:p>
      <text:p text:style-name="Standard"><text:s text:c="2"/>border: 1px double black;</text:p>
      <text:p text:style-name="Standard"><text:s text:c="2"/>margin-left:225px ;</text:p>
      <text:p text:style-name="Standard">}</text:p>
      <text:p text:style-name="Standard">.skill1{</text:p>
      <text:p text:style-name="Standard"><text:s text:c="2"/>font-size:18px;</text:p>
      <text:p text:style-name="Standard">}</text:p>
      <text:p text:style-name="Standard">.skill2{</text:p>
      <text:p text:style-name="Standard"><text:s text:c="2"/>margin-left: 20px;</text:p>
      <text:p text:style-name="Standard"><text:s text:c="2"/>font-size:20px;</text:p>
      <text:p text:style-name="Standard">}</text:p>
      <text:p text:style-name="Standard">.code{</text:p>
      <text:p text:style-name="Standard"><text:s text:c="2"/>background-color: #B6F9D1;</text:p>
      <text:p text:style-name="Standard"><text:s text:c="4"/>margin-top: 15px;</text:p>
      <text:p text:style-name="Standard"><text:s text:c="2"/>width: 200px;</text:p>
      <text:p text:style-name="Standard"><text:s text:c="2"/>height: 140px;</text:p>
      <text:p text:style-name="Standard"><text:s text:c="2"/>border: 1px double black;</text:p>
      <text:p text:style-name="Standard"><text:s text:c="2"/>margin-left:225px ;</text:p>
      <text:p text:style-name="Standard">}</text:p>
      <text:p text:style-name="Standard">.img1{</text:p>
      <text:p text:style-name="Standard"><text:s text:c="2"/>margin-left:150px ;</text:p>
      <text:p text:style-name="Standard">margin-top: -35px;</text:p>
      <text:p text:style-name="Standard">height: 50px;</text:p>
      <text:p text:style-name="Standard">}</text:p>
      <text:p text:style-name="Standard">.kartinka{</text:p>
      <text:p text:style-name="Standard"><text:s text:c="2"/>width: 200px;</text:p>
      <text:p text:style-name="Standard"><text:s text:c="2"/>height: 250px;</text:p>
      <text:p text:style-name="Standard"><text:s text:c="2"/>margin-top: -865px;</text:p>
      <text:p text:style-name="Standard"/>
      <text:p text:style-name="Standard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1T18:48:40.484000000</meta:creation-date>
    <dc:date>2024-04-11T18:48:56.324000000</dc:date>
    <meta:editing-duration>PT16S</meta:editing-duration>
    <meta:editing-cycles>1</meta:editing-cycles>
    <meta:document-statistic meta:table-count="0" meta:image-count="0" meta:object-count="0" meta:page-count="3" meta:paragraph-count="133" meta:word-count="233" meta:character-count="1906" meta:non-whitespace-character-count="1656"/>
    <meta:generator>LibreOffice/7.5.2.2$Windows_X86_64 LibreOffice_project/53bb9681a964705cf672590721dbc85eb4d0c3a2</meta:generator>
  </office:meta>
</office:document-meta>
</file>